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Aptos1" svg:font-family="Aptos" style:font-family-generic="system" style:font-pitch="variable"/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2" style:family="table" style:master-page-name="">
      <style:table-properties style:width="15cm" style:page-number="auto" table:align="margins"/>
    </style:style>
    <style:style style:name="Table2.A" style:family="table-column">
      <style:table-column-properties style:column-width="6.622cm" style:rel-column-width="28932*"/>
    </style:style>
    <style:style style:name="Table2.B" style:family="table-column">
      <style:table-column-properties style:column-width="8.378cm" style:rel-column-width="36603*"/>
    </style:style>
    <style:style style:name="Table2.A1" style:family="table-cell">
      <style:table-cell-properties fo:padding="0cm" fo:border="none" style:writing-mode="page"/>
    </style:style>
    <style:style style:name="Table2.5" style:family="table-row">
      <style:table-row-properties style:min-row-height="0.55cm"/>
    </style:style>
    <style:style style:name="Table2.6" style:family="table-row">
      <style:table-row-properties style:min-row-height="0.374cm"/>
    </style:style>
    <style:style style:name="Table1" style:family="table">
      <style:table-properties style:width="15cm" table:align="margins"/>
    </style:style>
    <style:style style:name="Table1.A" style:family="table-column">
      <style:table-column-properties style:column-width="7.5cm" style:rel-column-width="32767*"/>
    </style:style>
    <style:style style:name="Table1.B" style:family="table-column">
      <style:table-column-properties style:column-width="7.5cm" style:rel-column-width="32768*"/>
    </style:style>
    <style:style style:name="Table1.A1" style:family="table-cell">
      <style:table-cell-properties fo:padding="0cm" fo:border="none" style:writing-mode="page"/>
    </style:style>
    <style:style style:name="Table1.5" style:family="table-row">
      <style:table-row-properties style:min-row-height="0.55cm"/>
    </style:style>
    <style:style style:name="Table3" style:family="table">
      <style:table-properties style:width="15cm" table:align="margins"/>
    </style:style>
    <style:style style:name="Table3.A" style:family="table-column">
      <style:table-column-properties style:column-width="7.5cm" style:rel-column-width="32767*"/>
    </style:style>
    <style:style style:name="Table3.B" style:family="table-column">
      <style:table-column-properties style:column-width="7.5cm" style:rel-column-width="32768*"/>
    </style:style>
    <style:style style:name="Table3.A1" style:family="table-cell">
      <style:table-cell-properties fo:padding="0cm" fo:border="none" style:writing-mode="page"/>
    </style:style>
    <style:style style:name="Table3.5" style:family="table-row">
      <style:table-row-properties style:min-row-height="0.55cm"/>
    </style:style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0.06pt solid #000000">
        <style:tab-stops/>
      </style:paragraph-properties>
      <style:text-properties officeooo:paragraph-rsid="0015a68a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0.06pt solid #000000">
        <style:tab-stops/>
      </style:paragraph-properties>
      <style:text-properties fo:font-weight="bold" officeooo:paragraph-rsid="0015a68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5a68a" style:font-weight-asian="bold" style:font-weight-complex="bold"/>
    </style:style>
    <style:style style:name="P4" style:family="paragraph" style:parent-style-name="Standard">
      <style:paragraph-properties fo:text-align="justify" style:justify-single-word="false" fo:padding="0.049cm" fo:border="0.06pt solid #000000"/>
      <style:text-properties fo:font-weight="bold" officeooo:paragraph-rsid="0015a68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ecf6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5a68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19bd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5a68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0ecf65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0ecf65"/>
    </style:style>
    <style:style style:name="P13" style:family="paragraph" style:parent-style-name="Standard" style:list-style-name="L8">
      <style:paragraph-properties fo:text-align="justify" style:justify-single-word="false"/>
    </style:style>
    <style:style style:name="P14" style:family="paragraph" style:parent-style-name="Standard" style:list-style-name="L9">
      <style:paragraph-properties fo:text-align="justify" style:justify-single-word="false"/>
    </style:style>
    <style:style style:name="P15" style:family="paragraph" style:parent-style-name="Standard" style:list-style-name="L10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19bd3"/>
    </style:style>
    <style:style style:name="P17" style:family="paragraph" style:parent-style-name="Standard">
      <style:paragraph-properties fo:text-align="justify" style:justify-single-word="false"/>
      <style:text-properties officeooo:paragraph-rsid="0012726e"/>
    </style:style>
    <style:style style:name="P18" style:family="paragraph" style:parent-style-name="Standard">
      <style:paragraph-properties fo:text-align="justify" style:justify-single-word="false"/>
      <style:text-properties officeooo:paragraph-rsid="00146cec"/>
    </style:style>
    <style:style style:name="P19" style:family="paragraph" style:parent-style-name="Standard">
      <style:paragraph-properties fo:text-align="justify" style:justify-single-word="false"/>
      <style:text-properties officeooo:paragraph-rsid="0015a68a"/>
    </style:style>
    <style:style style:name="P20" style:family="paragraph" style:parent-style-name="Standard">
      <style:paragraph-properties fo:text-align="justify" style:justify-single-word="false" fo:padding="0.049cm" fo:border="0.06pt solid #000000"/>
      <style:text-properties officeooo:paragraph-rsid="0015a68a"/>
    </style:style>
    <style:style style:name="P21" style:family="paragraph" style:parent-style-name="Standard" style:list-style-name="L64">
      <style:paragraph-properties fo:text-align="justify" style:justify-single-word="false"/>
    </style:style>
    <style:style style:name="P22" style:family="paragraph" style:parent-style-name="Standard" style:list-style-name="L66">
      <style:paragraph-properties fo:text-align="justify" style:justify-single-word="false"/>
    </style:style>
    <style:style style:name="P23" style:family="paragraph" style:parent-style-name="Standard" style:list-style-name="L67">
      <style:paragraph-properties fo:text-align="justify" style:justify-single-word="false"/>
    </style:style>
    <style:style style:name="P24" style:family="paragraph" style:parent-style-name="Standard">
      <style:text-properties officeooo:paragraph-rsid="0012726e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bold" officeooo:paragraph-rsid="00146ce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1a9d8c" officeooo:paragraph-rsid="0015a68a"/>
    </style:style>
    <style:style style:name="P27" style:family="paragraph" style:parent-style-name="Standard">
      <style:paragraph-properties fo:text-align="justify" style:justify-single-word="false"/>
      <style:text-properties officeooo:rsid="001efc62" officeooo:paragraph-rsid="0015a68a"/>
    </style:style>
    <style:style style:name="P28" style:family="paragraph" style:parent-style-name="Standard">
      <style:paragraph-properties fo:text-align="justify" style:justify-single-word="false"/>
      <style:text-properties officeooo:rsid="0022b4c7" officeooo:paragraph-rsid="0015a68a"/>
    </style:style>
    <style:style style:name="P29" style:family="paragraph" style:parent-style-name="Standard">
      <style:paragraph-properties fo:text-align="justify" style:justify-single-word="false"/>
      <style:text-properties officeooo:rsid="002ad584" officeooo:paragraph-rsid="0015a68a"/>
    </style:style>
    <style:style style:name="P30" style:family="paragraph" style:parent-style-name="Standard">
      <style:paragraph-properties fo:text-align="justify" style:justify-single-word="false" fo:padding="0.049cm" fo:border="0.06pt solid #000000"/>
      <style:text-properties officeooo:rsid="00264be9" officeooo:paragraph-rsid="0015a68a"/>
    </style:style>
    <style:style style:name="P31" style:family="paragraph" style:parent-style-name="Standard">
      <style:paragraph-properties fo:text-align="justify" style:justify-single-word="false"/>
      <style:text-properties officeooo:rsid="00283f6b" officeooo:paragraph-rsid="0015a68a"/>
    </style:style>
    <style:style style:name="P32" style:family="paragraph" style:parent-style-name="Standard" style:list-style-name="L23">
      <style:text-properties officeooo:paragraph-rsid="001902e1"/>
    </style:style>
    <style:style style:name="P33" style:family="paragraph" style:parent-style-name="Standard" style:list-style-name="L47">
      <style:text-properties officeooo:rsid="002104b3" officeooo:paragraph-rsid="001902e1"/>
    </style:style>
    <style:style style:name="P34" style:family="paragraph" style:parent-style-name="Standard" style:list-style-name="L40">
      <style:text-properties officeooo:paragraph-rsid="001902e1"/>
    </style:style>
    <style:style style:name="P35" style:family="paragraph" style:parent-style-name="Standard" style:list-style-name="L42">
      <style:text-properties officeooo:paragraph-rsid="001902e1"/>
    </style:style>
    <style:style style:name="P36" style:family="paragraph" style:parent-style-name="Standard" style:list-style-name="L43">
      <style:text-properties officeooo:paragraph-rsid="001902e1"/>
    </style:style>
    <style:style style:name="P37" style:family="paragraph" style:parent-style-name="Standard" style:list-style-name="L44">
      <style:text-properties officeooo:paragraph-rsid="001902e1"/>
    </style:style>
    <style:style style:name="P38" style:family="paragraph" style:parent-style-name="Standard" style:list-style-name="L45">
      <style:text-properties officeooo:paragraph-rsid="001902e1"/>
    </style:style>
    <style:style style:name="P39" style:family="paragraph" style:parent-style-name="Standard" style:list-style-name="L46">
      <style:text-properties officeooo:paragraph-rsid="001902e1"/>
    </style:style>
    <style:style style:name="P40" style:family="paragraph" style:parent-style-name="Standard" style:list-style-name="L48">
      <style:text-properties officeooo:paragraph-rsid="001902e1"/>
    </style:style>
    <style:style style:name="P41" style:family="paragraph" style:parent-style-name="Standard" style:list-style-name="L50">
      <style:text-properties officeooo:paragraph-rsid="001902e1"/>
    </style:style>
    <style:style style:name="P42" style:family="paragraph" style:parent-style-name="Standard" style:list-style-name="L51">
      <style:text-properties officeooo:paragraph-rsid="001902e1"/>
    </style:style>
    <style:style style:name="P43" style:family="paragraph" style:parent-style-name="Standard" style:list-style-name="L52">
      <style:text-properties officeooo:paragraph-rsid="001902e1"/>
    </style:style>
    <style:style style:name="P44" style:family="paragraph" style:parent-style-name="Standard" style:list-style-name="L54">
      <style:text-properties officeooo:paragraph-rsid="001902e1"/>
    </style:style>
    <style:style style:name="P45" style:family="paragraph" style:parent-style-name="Standard" style:list-style-name="L55">
      <style:text-properties officeooo:paragraph-rsid="001902e1"/>
    </style:style>
    <style:style style:name="P46" style:family="paragraph" style:parent-style-name="Standard" style:list-style-name="L56">
      <style:text-properties officeooo:paragraph-rsid="001902e1"/>
    </style:style>
    <style:style style:name="P47" style:family="paragraph" style:parent-style-name="Standard">
      <style:text-properties officeooo:paragraph-rsid="001902e1"/>
    </style:style>
    <style:style style:name="P48" style:family="paragraph" style:parent-style-name="Standard" style:list-style-name="L5">
      <style:paragraph-properties fo:text-align="start" style:justify-single-word="false"/>
      <style:text-properties fo:color="#00a933" loext:opacity="100%" style:text-underline-style="solid" style:text-underline-width="auto" style:text-underline-color="font-color" fo:font-weight="bold" officeooo:paragraph-rsid="000ecf65" style:font-weight-asian="bold" style:font-weight-complex="bold"/>
    </style:style>
    <style:style style:name="P49" style:family="paragraph" style:parent-style-name="Standard" style:list-style-name="L6">
      <style:paragraph-properties fo:text-align="justify" style:justify-single-word="false"/>
      <style:text-properties fo:color="#00a933" loext:opacity="100%" officeooo:paragraph-rsid="000ecf65"/>
    </style:style>
    <style:style style:name="P50" style:family="paragraph" style:parent-style-name="Standard" style:list-style-name="L6">
      <style:paragraph-properties fo:text-align="justify" style:justify-single-word="false" fo:break-before="page"/>
      <style:text-properties fo:color="#00a933" loext:opacity="100%" officeooo:paragraph-rsid="000ecf65"/>
    </style:style>
    <style:style style:name="P51" style:family="paragraph" style:parent-style-name="Standard" style:list-style-name="L6" style:master-page-name="">
      <style:paragraph-properties fo:text-align="justify" style:justify-single-word="false" style:page-number="auto" fo:break-before="auto" fo:break-after="auto"/>
      <style:text-properties fo:color="#00a933" loext:opacity="100%" officeooo:paragraph-rsid="001902e1"/>
    </style:style>
    <style:style style:name="P52" style:family="paragraph" style:parent-style-name="Standard" style:list-style-name="L6" style:master-page-name="">
      <style:paragraph-properties fo:text-align="justify" style:justify-single-word="false" style:page-number="auto" fo:break-before="auto" fo:break-after="auto"/>
      <style:text-properties fo:color="#00a933" loext:opacity="100%" officeooo:paragraph-rsid="001902e1"/>
    </style:style>
    <style:style style:name="P53" style:family="paragraph" style:parent-style-name="Standard" style:list-style-name="L6" style:master-page-name="">
      <style:paragraph-properties fo:text-align="justify" style:justify-single-word="false" style:page-number="auto" fo:break-before="auto" fo:break-after="auto"/>
      <style:text-properties fo:color="#00a933" loext:opacity="100%" officeooo:paragraph-rsid="001ac9de"/>
    </style:style>
    <style:style style:name="P54" style:family="paragraph" style:parent-style-name="Standard" style:list-style-name="L4">
      <style:paragraph-properties fo:text-align="justify" style:justify-single-word="false"/>
      <style:text-properties fo:color="#ff0000" loext:opacity="100%" style:text-underline-style="solid" style:text-underline-width="auto" style:text-underline-color="font-color" fo:font-weight="bold" officeooo:paragraph-rsid="000ecf65" style:font-weight-asian="bold" style:font-weight-complex="bold"/>
    </style:style>
    <style:style style:name="P55" style:family="paragraph" style:parent-style-name="Standard" style:list-style-name="L11">
      <style:text-properties fo:color="#ff0000" loext:opacity="100%" style:text-underline-style="solid" style:text-underline-width="auto" style:text-underline-color="font-color" fo:font-weight="bold" officeooo:rsid="0015a68a" officeooo:paragraph-rsid="0015a68a" style:font-weight-asian="bold" style:font-weight-complex="bold"/>
    </style:style>
    <style:style style:name="P56" style:family="paragraph" style:parent-style-name="Standard" style:list-style-name="L11">
      <style:text-properties fo:color="#ff0000" loext:opacity="100%" style:text-underline-style="solid" style:text-underline-width="auto" style:text-underline-color="font-color" fo:font-weight="bold" officeooo:paragraph-rsid="00119bd3" style:font-weight-asian="bold" style:font-weight-complex="bold"/>
    </style:style>
    <style:style style:name="P57" style:family="paragraph" style:parent-style-name="Standard" style:list-style-name="L7">
      <style:paragraph-properties fo:text-align="justify" style:justify-single-word="false"/>
      <style:text-properties fo:color="#ff0000" loext:opacity="100%"/>
    </style:style>
    <style:style style:name="P58" style:family="paragraph" style:parent-style-name="Standard" style:list-style-name="L57"/>
    <style:style style:name="P59" style:family="paragraph" style:parent-style-name="Standard" style:list-style-name="L58"/>
    <style:style style:name="P60" style:family="paragraph" style:parent-style-name="Standard" style:list-style-name="L59"/>
    <style:style style:name="P61" style:family="paragraph" style:parent-style-name="Standard" style:list-style-name="L59">
      <style:text-properties officeooo:rsid="001a40a4" officeooo:paragraph-rsid="001a40a4"/>
    </style:style>
    <style:style style:name="P62" style:family="paragraph" style:parent-style-name="Standard" style:list-style-name="L60"/>
    <style:style style:name="P63" style:family="paragraph" style:parent-style-name="Standard" style:list-style-name="L61"/>
    <style:style style:name="P64" style:family="paragraph" style:parent-style-name="Standard" style:list-style-name="L62"/>
    <style:style style:name="P65" style:family="paragraph" style:parent-style-name="Standard" style:list-style-name="L63"/>
    <style:style style:name="P66" style:family="paragraph" style:parent-style-name="Table_20_Contents">
      <loext:graphic-properties draw:fill-gradient-name="gradient" draw:fill-hatch-name="hatch"/>
      <style:paragraph-properties fo:text-align="center" style:justify-single-word="false" fo:padding="0.049cm" fo:border="0.06pt solid #000000">
        <style:tab-stops/>
      </style:paragraph-properties>
      <style:text-properties fo:font-weight="bold" officeooo:rsid="001a6ca0" officeooo:paragraph-rsid="0015a68a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 fo:padding="0.049cm" fo:border="0.06pt solid #000000"/>
      <style:text-properties fo:font-weight="bold" officeooo:rsid="001a6ca0" officeooo:paragraph-rsid="0015a68a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 fo:padding="0.049cm" fo:border="0.06pt solid #000000"/>
      <style:text-properties fo:font-weight="bold" officeooo:rsid="00264be9" officeooo:paragraph-rsid="0015a68a" style:font-weight-asian="bold" style:font-weight-complex="bold"/>
    </style:style>
    <style:style style:name="P69" style:family="paragraph" style:parent-style-name="Table_20_Contents">
      <loext:graphic-properties draw:fill-gradient-name="gradient" draw:fill-hatch-name="hatch"/>
      <style:paragraph-properties fo:text-align="center" style:justify-single-word="false" fo:padding="0.049cm" fo:border="0.06pt solid #000000">
        <style:tab-stops/>
      </style:paragraph-properties>
      <style:text-properties officeooo:rsid="001a6ca0" officeooo:paragraph-rsid="0015a68a"/>
    </style:style>
    <style:style style:name="P70" style:family="paragraph" style:parent-style-name="Table_20_Contents">
      <style:paragraph-properties fo:text-align="justify" style:justify-single-word="false" fo:padding="0.049cm" fo:border="0.06pt solid #000000"/>
      <style:text-properties officeooo:rsid="001a6ca0" officeooo:paragraph-rsid="0015a68a"/>
    </style:style>
    <style:style style:name="P71" style:family="paragraph" style:parent-style-name="Table_20_Contents">
      <loext:graphic-properties draw:fill-gradient-name="gradient" draw:fill-hatch-name="hatch"/>
      <style:paragraph-properties fo:text-align="center" style:justify-single-word="false" fo:padding="0.049cm" fo:border="0.06pt solid #000000">
        <style:tab-stops/>
      </style:paragraph-properties>
      <style:text-properties officeooo:rsid="001c11f2" officeooo:paragraph-rsid="0015a68a"/>
    </style:style>
    <style:style style:name="P72" style:family="paragraph" style:parent-style-name="Table_20_Contents">
      <loext:graphic-properties draw:fill-gradient-name="gradient" draw:fill-hatch-name="hatch"/>
      <style:paragraph-properties fo:padding="0.049cm" fo:border="0.06pt solid #000000">
        <style:tab-stops/>
      </style:paragraph-properties>
      <style:text-properties officeooo:paragraph-rsid="0015a68a"/>
    </style:style>
    <style:style style:name="P73" style:family="paragraph" style:parent-style-name="Table_20_Contents">
      <style:paragraph-properties fo:text-align="justify" style:justify-single-word="false" fo:padding="0.049cm" fo:border="0.06pt solid #000000"/>
      <style:text-properties officeooo:paragraph-rsid="0015a68a"/>
    </style:style>
    <style:style style:name="P74" style:family="paragraph" style:parent-style-name="Table_20_Contents">
      <style:paragraph-properties fo:text-align="justify" style:justify-single-word="false" fo:padding="0.049cm" fo:border="0.06pt solid #000000"/>
      <style:text-properties officeooo:rsid="00264be9" officeooo:paragraph-rsid="0015a68a"/>
    </style:style>
    <style:style style:name="T1" style:family="text">
      <style:text-properties officeooo:rsid="000ecf65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ecf6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2726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6ce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902e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a40a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ac9d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b4c7" style:font-weight-asian="bold" style:font-weight-complex="bold"/>
    </style:style>
    <style:style style:name="T11" style:family="text">
      <style:text-properties fo:font-weight="bold" officeooo:rsid="002104b3" style:font-weight-asian="bold" style:font-weight-complex="bold"/>
    </style:style>
    <style:style style:name="T12" style:family="text">
      <style:text-properties officeooo:rsid="00119bd3"/>
    </style:style>
    <style:style style:name="T13" style:family="text">
      <style:text-properties officeooo:rsid="0012726e"/>
    </style:style>
    <style:style style:name="T14" style:family="text">
      <style:text-properties officeooo:rsid="00146cec"/>
    </style:style>
    <style:style style:name="T15" style:family="text">
      <style:text-properties officeooo:rsid="0020bcc8"/>
    </style:style>
    <style:style style:name="T16" style:family="text">
      <style:text-properties officeooo:rsid="001efc62"/>
    </style:style>
    <style:style style:name="T17" style:family="text">
      <style:text-properties officeooo:rsid="001a6ca0"/>
    </style:style>
    <style:style style:name="T18" style:family="text">
      <style:text-properties officeooo:rsid="001a9d8c"/>
    </style:style>
    <style:style style:name="T19" style:family="text">
      <style:text-properties officeooo:rsid="0022b4c7"/>
    </style:style>
    <style:style style:name="T20" style:family="text">
      <style:text-properties officeooo:rsid="002165ba"/>
    </style:style>
    <style:style style:name="T21" style:family="text">
      <style:text-properties officeooo:rsid="00238893"/>
    </style:style>
    <style:style style:name="T22" style:family="text">
      <style:text-properties officeooo:rsid="0028e36b"/>
    </style:style>
    <style:style style:name="T23" style:family="text">
      <style:text-properties officeooo:rsid="00264be9"/>
    </style:style>
    <style:style style:name="T24" style:family="text">
      <style:text-properties officeooo:rsid="00283f6b"/>
    </style:style>
    <style:style style:name="T25" style:family="text">
      <style:text-properties officeooo:rsid="00227a4d"/>
    </style:style>
    <style:style style:name="T26" style:family="text">
      <style:text-properties officeooo:rsid="002104b3"/>
    </style:style>
    <style:style style:name="T27" style:family="text">
      <style:text-properties officeooo:rsid="001902e1"/>
    </style:style>
    <style:style style:name="T28" style:family="text">
      <style:text-properties officeooo:rsid="001a40a4"/>
    </style:style>
    <text:list-style style:name="L1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 <text:span text:style-name="T1">du </text:span>Projet RadioMood</text:p>
      <text:list text:style-name="L5">
        <text:list-item>
          <text:p text:style-name="P48"><text:span text:style-name="T1">Résumé :</text:span></text:p>
        </text:list-item>
      </text:list>
      <text:p text:style-name="P9">RadioMood est une application web qui recommande et diffuse de la musique en fonction de <text:span text:style-name="T1">deux facteurs : </text:span>l’humeur de l’utilisateur et de la météo en temps réel. <text:s/></text:p>
      <text:p text:style-name="P10">L’objectif est de proposer une expérience <text:span text:style-name="T1">auditive </text:span>personnalisée <text:span text:style-name="T1">à l’auditeur tout em lui offrant la possibilité de rester connecter à as communauté professionnelle et / ou amicale.</text:span></text:p>
      <text:p text:style-name="P10"/>
      <text:list xml:id="list53209769" text:style-name="L6">
        <text:list-item>
          <text:p text:style-name="P49"><text:span text:style-name="T2">Périmètre du projet :</text:span></text:p>
        </text:list-item>
      </text:list>
      <text:list text:style-name="L4">
        <text:list-item>
          <text:list>
            <text:list-item>
              <text:p text:style-name="P54">Fonctionnalités principales :</text:p>
            </text:list-item>
          </text:list>
        </text:list-item>
      </text:list>
      <text:list xml:id="list1894317235" text:style-name="L1">
        <text:list-item>
          <text:p text:style-name="P11">Sélection <text:span text:style-name="T1">par menu déroulant </text:span>ou détection <text:span text:style-name="T1">par un rapide quizz </text:span>de l’humeur de l’utilisateur</text:p>
        </text:list-item>
        <text:list-item>
          <text:p text:style-name="P12">Intégration d’une API météo pour ajuster la recommandation musicale</text:p>
        </text:list-item>
        <text:list-item>
          <text:p text:style-name="P12">Recommandation intelligente de playlists <text:span text:style-name="T1">par l’intermédiaire d’une </text:span>API musicale externe</text:p>
        </text:list-item>
        <text:list-item>
          <text:p text:style-name="P12">Système d’authentification sécurisé (JWT)</text:p>
        </text:list-item>
        <text:list-item>
          <text:p text:style-name="P12">Gestion des utilisateurs et profils</text:p>
        </text:list-item>
        <text:list-item>
          <text:p text:style-name="P12">Chat et fonctionnalités sociales (playlist collaborative, partage)</text:p>
        </text:list-item>
        <text:list-item>
          <text:p text:style-name="P12">Tableau de bord statistiques (écoutes, humeurs, météo)</text:p>
        </text:list-item>
        <text:list-item>
          <text:p text:style-name="P12"><text:span text:style-name="T1">Possibilité de mettre en favoris des morceaux </text:span></text:p>
        </text:list-item>
      </text:list>
      <text:list text:style-name="L7">
        <text:list-item>
          <text:p text:style-name="P57"><text:span text:style-name="T2">Fonctionnalités optionnelles / évolutives :</text:span></text:p>
        </text:list-item>
      </text:list>
      <text:list text:style-name="L8">
        <text:list-item>
          <text:p text:style-name="P13">Suggestions basées sur l’activité <text:span text:style-name="T1">et le </text:span>calendrier de l’utilisateur</text:p>
        </text:list-item>
      </text:list>
      <text:list text:style-name="L9">
        <text:list-item>
          <text:p text:style-name="P14">Intégration d’une I<text:span text:style-name="T1">ntelligence </text:span>A<text:span text:style-name="T1">ritificelle </text:span>pour <text:span text:style-name="T1">les</text:span> recommandations avancées</text:p>
        </text:list-item>
      </text:list>
      <text:list text:style-name="L10">
        <text:list-item>
          <text:p text:style-name="P15">Historique détaillé <text:span text:style-name="T1">des </text:span>humeur<text:span text:style-name="T1">s </text:span>/ <text:span text:style-name="T1">des morceaux de </text:span>musique <text:span text:style-name="T1">de l’utilisateur</text:span></text:p>
        </text:list-item>
      </text:list>
      <text:list xml:id="list90555387540923" text:continue-list="list53209769" text:style-name="L6">
        <text:list-item>
          <text:p text:style-name="P50"><text:span text:style-name="T3">Analyse des besoins</text:span><text:span text:style-name="T2"> :</text:span></text:p>
        </text:list-item>
      </text:list>
      <text:list xml:id="list2028557471" text:style-name="L11">
        <text:list-item>
          <text:p text:style-name="P55">Personas</text:p>
        </text:list-item>
      </text:list>
      <text:p text:style-name="P8">Persona 1 : Marie, l'Étudiante Stressée</text:p>
      <text:p text:style-name="P19"><text:span text:style-name="T9">« J'aimerais une app qui comprenne que j'ai besoin de musique chill quand il </text:span><text:span text:style-name="T10">fait soleil</text:span><text:span text:style-name="T9"> et d'énergisant quand j'ai un exam dans 2h »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66">Marie</text:p>
          </table:table-cell>
        </table:table-row>
        <table:table-row>
          <table:table-cell table:style-name="Table2.A1" office:value-type="string">
            <text:p text:style-name="P66">Age</text:p>
          </table:table-cell>
          <table:table-cell table:style-name="Table2.A1" office:value-type="string">
            <text:p text:style-name="P69">20 ans</text:p>
          </table:table-cell>
        </table:table-row>
        <table:table-row>
          <table:table-cell table:style-name="Table2.A1" office:value-type="string">
            <text:p text:style-name="P66">Pathologie de santé</text:p>
          </table:table-cell>
          <table:table-cell table:style-name="Table2.A1" office:value-type="string">
            <text:p text:style-name="P71">Stress chronique</text:p>
          </table:table-cell>
        </table:table-row>
        <table:table-row>
          <table:table-cell table:style-name="Table2.A1" office:value-type="string">
            <text:p text:style-name="P66">Profession </text:p>
          </table:table-cell>
          <table:table-cell table:style-name="Table2.A1" office:value-type="string">
            <text:p text:style-name="P69">Étudiante</text:p>
          </table:table-cell>
        </table:table-row>
        <table:table-row table:style-name="Table2.5">
          <table:table-cell table:style-name="Table2.A1" office:value-type="string">
            <text:p text:style-name="P2">Équipement</text:p>
          </table:table-cell>
          <table:table-cell table:style-name="Table2.A1" office:value-type="string">
            <text:p text:style-name="P1">PC <text:span text:style-name="T17">portable type bureautique pour ses études, </text:span><text:span text:style-name="T18">écouteurs Bluetooth pour une écoute nomade</text:span></text:p>
          </table:table-cell>
        </table:table-row>
        <table:table-row table:style-name="Table2.6">
          <table:table-cell table:style-name="Table2.A1" office:value-type="string">
            <text:p text:style-name="P66">Niveau technique</text:p>
          </table:table-cell>
          <table:table-cell table:style-name="Table2.A1" office:value-type="string">
            <text:p text:style-name="P69">Moyen</text:p>
          </table:table-cell>
        </table:table-row>
      </table:table>
      <text:p text:style-name="P19"/>
      <text:p text:style-name="P19"><text:span text:style-name="T18">Elle </text:span><text:span text:style-name="T16">é</text:span>coute 4 <text:s/><text:span text:style-name="T18">à </text:span>6h de musique/jour, <text:span text:style-name="T18">y compris pendant ses révisions à la bibliothèque universitaire. </text:span></text:p>
      <text:p text:style-name="P19"><text:span text:style-name="T18">Elle c</text:span>hange d'humeur selon les périodes <text:span text:style-name="T18">de l’année </text:span>(<text:span text:style-name="T18">à l’approche des </text:span>examens <text:span text:style-name="T18">par exemple) <text:s/></text:span></text:p>
      <text:p text:style-name="P26">Elle est sujette à un stress chronique</text:p>
      <text:p text:style-name="P19"><text:span text:style-name="T18">Elle </text:span><text:span text:style-name="T16">u</text:span>tilise Spotify mais trouve que les recommandations ne collent pas à son état émotionnel</text:p>
      <text:p text:style-name="P26">Elle ne cherche pas à découvrir de nouveaux artistes mais à améliorer sa productivité (pendant ses révisions, ses séances de sport à la salle etc)</text:p>
      <text:p text:style-name="P19"><text:span text:style-name="T16">Elle a besoin de m</text:span>usique<text:span text:style-name="T16">s</text:span> adaptée<text:span text:style-name="T16">s</text:span> à son état émotionnel instantané</text:p>
      <text:p text:style-name="P19"><text:span text:style-name="T16">Elle a besoin d’une i</text:span>nterface rapide et intuitive,<text:span text:style-name="T16"> car elle est pressée et n’a pas de temps à perdre </text:span></text:p>
      <text:p text:style-name="P27">Elle a besoin de boosts de productivité</text:p>
      <text:p text:style-name="P19"><text:soft-page-break/><text:span text:style-name="T16">Elle a besoin de différentes p</text:span>laylist<text:span text:style-name="T16">s</text:span> pour <text:span text:style-name="T16">les </text:span>différents moments <text:span text:style-name="T16">de sa journée </text:span>(révisions, détente, sport)</text:p>
      <text:p text:style-name="P19"><text:span text:style-name="T15">Elle est frustrée que l</text:span>es <text:span text:style-name="T16">plateformes et webradios actuelles </text:span>ne comprennent pas ses changements d'humeur</text:p>
      <text:p text:style-name="P19"><text:span text:style-name="T16">Elle </text:span><text:span text:style-name="T15">est frustrée de </text:span><text:span text:style-name="T16">p</text:span>erd<text:span text:style-name="T15">re</text:span> du temps à chercher la bonne musique</text:p>
      <text:p text:style-name="P19"><text:span text:style-name="T15">Elle est frustrée que l</text:span>es playlists <text:span text:style-name="T16">actuelles ne sont pas adaptées spécialement à elle </text:span></text:p>
      <text:p text:style-name="P6">Persona 2 : David, le Télétravailleur <text:span text:style-name="T17">atteint de troubles affectifs saisonniers</text:span></text:p>
      <text:p text:style-name="P3">« Une app qui joue automatiquement du lo-fi quand il pleut et de l'électro quand il fait beau, ça serait le rêve »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67">David</text:p>
          </table:table-cell>
        </table:table-row>
        <table:table-row>
          <table:table-cell table:style-name="Table1.A1" office:value-type="string">
            <text:p text:style-name="P67">Age</text:p>
          </table:table-cell>
          <table:table-cell table:style-name="Table1.A1" office:value-type="string">
            <text:p text:style-name="P70">40 ans</text:p>
          </table:table-cell>
        </table:table-row>
        <table:table-row>
          <table:table-cell table:style-name="Table1.A1" office:value-type="string">
            <text:p text:style-name="P67">Pathologie de santé</text:p>
          </table:table-cell>
          <table:table-cell table:style-name="Table1.A1" office:value-type="string">
            <text:p text:style-name="P70">Troubles saisonniers affectifs (TAS)</text:p>
          </table:table-cell>
        </table:table-row>
        <table:table-row>
          <table:table-cell table:style-name="Table1.A1" office:value-type="string">
            <text:p text:style-name="P67">Profession </text:p>
          </table:table-cell>
          <table:table-cell table:style-name="Table1.A1" office:value-type="string">
            <text:p text:style-name="P70">Développeur en full télétravail</text:p>
          </table:table-cell>
        </table:table-row>
        <table:table-row table:style-name="Table1.5">
          <table:table-cell table:style-name="Table1.A1" office:value-type="string">
            <text:p text:style-name="P4">Équipement</text:p>
          </table:table-cell>
          <table:table-cell table:style-name="Table1.A1" office:value-type="string">
            <text:p text:style-name="P20">PC fixe <text:span text:style-name="T17">type gamer</text:span>, casque audio de qualité <text:span text:style-name="T18">pour une utilisation domestique</text:span></text:p>
          </table:table-cell>
        </table:table-row>
        <table:table-row>
          <table:table-cell table:style-name="Table1.A1" office:value-type="string">
            <text:p text:style-name="P67">Niveau technique</text:p>
          </table:table-cell>
          <table:table-cell table:style-name="Table1.A1" office:value-type="string">
            <text:p text:style-name="P70">Excellent</text:p>
          </table:table-cell>
        </table:table-row>
      </table:table>
      <text:p text:style-name="P19"/>
      <text:p text:style-name="P19"><text:span text:style-name="T18">Il t</text:span>ravaille de chez lui <text:span text:style-name="T18">avec de la </text:span>musique en background <text:span text:style-name="T18">pendant 7 </text:span>h <text:span text:style-name="T18">par </text:span>jour</text:p>
      <text:p text:style-name="P19"><text:span text:style-name="T18">Son humeur est très liée </text:span>à la météo</text:p>
      <text:p text:style-name="P19"><text:span text:style-name="T18">Il est atteint de </text:span>troubles affectifs saisonniers <text:span text:style-name="T18">et a tendance à faire des épisodes de dépression lors de la période hivernale</text:span></text:p>
      <text:p text:style-name="P19"><text:span text:style-name="T15">I</text:span><text:span text:style-name="T18">l aime découvrir de nouvelles musiques </text:span></text:p>
      <text:p text:style-name="P19"><text:span text:style-name="T15">Il a</text:span>ime découvrir de nouveaux genres selon son état</text:p>
      <text:p text:style-name="P19"><text:span text:style-name="T15">Il aime p</text:span>artage<text:span text:style-name="T15">r</text:span> ses découvertes avec sa communauté de développeurs</text:p>
      <text:p text:style-name="P19"><text:soft-page-break/></text:p>
      <text:p text:style-name="P19"><text:span text:style-name="T19">Il a besoin d’a</text:span>mbiance<text:span text:style-name="T19">s</text:span> sonore<text:span text:style-name="T19">s</text:span> adaptée<text:span text:style-name="T19">s</text:span> à la météo</text:p>
      <text:p text:style-name="P19"><text:span text:style-name="T19">Il a besoin d’une </text:span>API <text:span text:style-name="T19">pour in</text:span>tégr<text:span text:style-name="T19">er RadioMoon dans</text:span> ses outils de dév<text:span text:style-name="T17">eloppement</text:span></text:p>
      <text:p text:style-name="P19"><text:span text:style-name="T19">Il a besoin d’un h</text:span>istorique de ses humeurs et <text:span text:style-name="T19">de ses </text:span>corrélations <text:span text:style-name="T19">avec la </text:span>météo <text:span text:style-name="T19">pour faire le point avec son psychiatre</text:span></text:p>
      <text:p text:style-name="P19"><text:span text:style-name="T19">Il a besoin d’outils de partage avec sa c</text:span>ommunauté</text:p>
      <text:p text:style-name="P19"><text:span text:style-name="T20">Il est frustré que l</text:span>es <text:span text:style-name="T20">plateformes</text:span> musicales <text:span text:style-name="T20">actuelles </text:span>ignorent complètement la météo</text:p>
      <text:p text:style-name="P19"><text:span text:style-name="T20">Il est frustré </text:span>de <text:span text:style-name="T20">ne pas t</text:span>rouver « cette chanson parfaite un jour de pluie »</text:p>
      <text:p text:style-name="P28">Il est frustré du mauvais temps et du retour de l’hiver chaque année</text:p>
      <text:p text:style-name="P6">Persona <text:span text:style-name="T21">3</text:span> : <text:span text:style-name="T21">Sarah</text:span>, <text:span text:style-name="T21">en quête de liens à tout prix</text:span></text:p>
      <text:p text:style-name="P6">« J'aimerais voir l'humeur de mes <text:span text:style-name="T22">followers </text:span>et découvrir ce qu'ils écoutent <text:span text:style-name="T22">pour créer un lien indéfectible avec eux</text:span> »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/>
          </table:table-cell>
          <table:table-cell table:style-name="Table3.A1" office:value-type="string">
            <text:p text:style-name="P68">Sarah</text:p>
          </table:table-cell>
        </table:table-row>
        <table:table-row>
          <table:table-cell table:style-name="Table3.A1" office:value-type="string">
            <text:p text:style-name="P67">Age</text:p>
          </table:table-cell>
          <table:table-cell table:style-name="Table3.A1" office:value-type="string">
            <text:p text:style-name="P70"><text:span text:style-name="T23">18</text:span> ans</text:p>
          </table:table-cell>
        </table:table-row>
        <table:table-row>
          <table:table-cell table:style-name="Table3.A1" office:value-type="string">
            <text:p text:style-name="P67">Pathologie de santé</text:p>
          </table:table-cell>
          <table:table-cell table:style-name="Table3.A1" office:value-type="string">
            <text:p text:style-name="P74"><text:s/>Addicte aux réseaux sociaux </text:p>
          </table:table-cell>
        </table:table-row>
        <table:table-row>
          <table:table-cell table:style-name="Table3.A1" office:value-type="string">
            <text:p text:style-name="P67">Profession </text:p>
          </table:table-cell>
          <table:table-cell table:style-name="Table3.A1" office:value-type="string">
            <text:p text:style-name="P74">Influenceuse</text:p>
          </table:table-cell>
        </table:table-row>
        <table:table-row table:style-name="Table3.5">
          <table:table-cell table:style-name="Table3.A1" office:value-type="string">
            <text:p text:style-name="P4">Équipement</text:p>
          </table:table-cell>
          <table:table-cell table:style-name="Table3.A1" office:value-type="string">
            <text:p text:style-name="P30">Smartphone et perche à selfie</text:p>
          </table:table-cell>
        </table:table-row>
        <table:table-row>
          <table:table-cell table:style-name="Table3.A1" office:value-type="string">
            <text:p text:style-name="P67">Niveau technique</text:p>
          </table:table-cell>
          <table:table-cell table:style-name="Table3.A1" office:value-type="string">
            <text:p text:style-name="P74">Médiocre</text:p>
          </table:table-cell>
        </table:table-row>
      </table:table>
      <text:p text:style-name="P19"/>
      <text:p text:style-name="P19"><text:span text:style-name="T24">Elle est t</text:span>rès active sur les réseaux sociaux</text:p>
      <text:p text:style-name="P19"><text:span text:style-name="T24">Elle ai</text:span>me partager ses découvertes musicales</text:p>
      <text:p text:style-name="P19"><text:span text:style-name="T24">Elle é</text:span>coute différents styles selon <text:span text:style-name="T24">les membres de sa communauté </text:span></text:p>
      <text:p text:style-name="P19"><text:span text:style-name="T24">Elle organise </text:span>souvent des soirées/événements <text:span text:style-name="T24">donc a besoin d’être au courant de ce qu’écoutent ses followers et dans quel état d’esprit ils sont <text:s/></text:span></text:p>
      <text:p text:style-name="P19"/>
      <text:p text:style-name="P31"><text:soft-page-break/>Elle a besoin de savoir dans quels moods se trouvent sa communauté</text:p>
      <text:p text:style-name="P31">Elle a besoin de partager ses moods du moment pour créer du lien avec ses followers</text:p>
      <text:p text:style-name="P31">Elle a besoin d’être à la page musicalement sous peine d’être considérée comme une ringarde, ce qui lui fait peur </text:p>
      <text:p text:style-name="P31">Elle a besoin de créer des playlists collaboratives avec ses followers</text:p>
      <text:p text:style-name="P29">Elle est frustrée que les plateformes actuelles soient trop individualistes </text:p>
      <text:p text:style-name="P29">Elle est frustrée de la difficulté à créer des ambiances pour ses événements</text:p>
      <text:p text:style-name="P29">Elle est frustrée de ne pas connaître le mood de ses followers.</text:p>
      <text:list xml:id="list90556493877221" text:continue-numbering="true" text:style-name="L11">
        <text:list-item>
          <text:p text:style-name="P56"><text:span text:style-name="T12">Parcours utilisateurs</text:span></text:p>
        </text:list-item>
      </text:list>
      <text:p text:style-name="P7">Marie, l’étudiante stressée :</text:p>
      <text:p text:style-name="P25">Marie <text:span text:style-name="T14">cherche </text:span>une solution rapide, efficace et personnalisée pour accompagner ses révisions, et revient sur RadioMood à chaque période d’examens.</text:p>
      <text:p text:style-name="P18">Avant <text:span text:style-name="T14">sa</text:span> séance de révision, Marie ouvre RadioMood.</text:p>
      <text:p text:style-name="P18">➔ </text:p>
      <text:p text:style-name="P16">L’application propose un quiz rapide ou un choix de préférences musicales (ex : styles, artistes favoris).</text:p>
      <text:p text:style-name="P18">➔ </text:p>
      <text:p text:style-name="P18">Marie sélectionne ses humeurs courantes (ex : “stressée mais concentrée”) via une interface simple (emojis, couleurs).</text:p>
      <text:p text:style-name="P18">➔ </text:p>
      <text:p text:style-name="P16">RadioMood lui propose instantanément une playlist adaptée (“Focus sous les nuages”).</text:p>
      <text:p text:style-name="P18">➔ </text:p>
      <text:p text:style-name="P16">Elle commence à écouter, ajuste le volume, met en pause si besoin.</text:p>
      <text:p text:style-name="P18">➔ </text:p>
      <text:p text:style-name="P16"><text:soft-page-break/>Marie peut “liker” ou “skipper” des titres pour affiner ses recommandations.</text:p>
      <text:p text:style-name="P18">➔ </text:p>
      <text:p text:style-name="P16">Elle sauvegarde la playlist dans ses favoris (“Révisions août 2025”).</text:p>
      <text:p text:style-name="P18">➔ </text:p>
      <text:p text:style-name="P16">Elle découvre la fonction “playlist collaborative” et invite une amie à ajouter ses morceaux.</text:p>
      <text:p text:style-name="P24"><text:span text:style-name="T4">David, le télétravailleur sensible à la météo</text:span></text:p>
      <text:p text:style-name="P17"><text:span text:style-name="T5">David est sensible aux troubles dépressifs saisonniers. L’adaptation de as playlist à la </text:span><text:span text:style-name="T4">météo, </text:span><text:span text:style-name="T5">et </text:span><text:span text:style-name="T4">la dimension sociale </text:span><text:span text:style-name="T5">sont les deux facteurs les plus importants pour lui. </text:span></text:p>
      <text:p text:style-name="Standard">David ouvre RadioMood chaque matin en lançant son ordinateur pour commencer sa journée de télétravail.</text:p>
      <text:p text:style-name="P17">➔ </text:p>
      <text:p text:style-name="Standard">L’application détecte instantanément sa localisation (Bordeaux) et la météo du jour (ex : « pluie fine »).</text:p>
      <text:p text:style-name="P17">➔ </text:p>
      <text:p text:style-name="Standard">RadioMood affiche un message d’accueil personnalisé : « Bonjour David, il pleut aujourd’hui. Prêt pour une ambiance productive ? »</text:p>
      <text:p text:style-name="P17">➔ </text:p>
      <text:p text:style-name="Standard"><text:s/>L’application suggère une playlist adaptée à la météo et à son humeur fréquente du matin (“lo-fi pour la concentration les jours de pluie”). David accepte (ou ajuste) la suggestion et la playlist démarre automatiquement.</text:p>
      <text:p text:style-name="P17">➔ </text:p>
      <text:p text:style-name="P17">David partage ses morceaux préférés dans le chat communautaire intégré. <text:s text:c="4"/>Il voit que d’autres développeurs écoutent du <text:span text:style-name="T13">rock </text:span>aujourd’hui ; il rejoint la discussion.Il découvre de nouveaux artistes et ajoute certains morceaux à ses favoris.</text:p>
      <text:p text:style-name="P17">➔ </text:p>
      <text:p text:style-name="Standard"><text:soft-page-break/><text:span text:style-name="T13">L</text:span>a météo change (“le soleil est de retour”) <text:span text:style-name="T13">em début d’après-midi et R</text:span>adioMood propose de passer sur une playlist plus énergique (électro, pop).David valide </text:p>
      <text:p text:style-name="P17">➔ </text:p>
      <text:p text:style-name="Standard">À la fin de la journée, il reçoit un <text:span text:style-name="T13">message personnalisé (type pensées positives)</text:span></text:p>
      <text:list xml:id="list90556226869594" text:continue-list="list90555387540923" text:style-name="L6">
        <text:list-item>
          <text:p text:style-name="P51"><text:span text:style-name="T6">Contraintes techniques </text:span><text:span text:style-name="T2"><text:s/>:</text:span></text:p>
        </text:list-item>
      </text:list>
      <text:p text:style-name="P47"><text:span text:style-name="T2">Frontend</text:span></text:p>
      <text:list text:style-name="L23">
        <text:list-item>
          <text:p text:style-name="P32">Vue.js <text:span text:style-name="T25">+ </text:span>Webpack </text:p>
        </text:list-item>
      </text:list>
      <text:list text:style-name="L40">
        <text:list-item>
          <text:p text:style-name="P34">Web Audio API pour le streaming / <text:span text:style-name="T27">API pour la météo</text:span></text:p>
        </text:list-item>
      </text:list>
      <text:p text:style-name="P47"><text:span text:style-name="T2">Backend</text:span></text:p>
      <text:list text:style-name="L42">
        <text:list-item>
          <text:p text:style-name="P35">Node.js+ Express.js</text:p>
        </text:list-item>
      </text:list>
      <text:list text:style-name="L43">
        <text:list-item>
          <text:p text:style-name="P36"><text:span text:style-name="T26">S</text:span>ocket.io pour le chat temps réel</text:p>
        </text:list-item>
      </text:list>
      <text:list text:style-name="L44">
        <text:list-item>
          <text:p text:style-name="P37"><text:span text:style-name="T26">J</text:span>W<text:span text:style-name="T26">T</text:span> pour l'authentification</text:p>
        </text:list-item>
      </text:list>
      <text:list text:style-name="L45">
        <text:list-item>
          <text:p text:style-name="P38">Bcrypt pour le hashage des mots de passe</text:p>
        </text:list-item>
      </text:list>
      <text:list text:style-name="L46">
        <text:list-item>
          <text:p text:style-name="P39">Multer pour l'upload de fichiers</text:p>
        </text:list-item>
      </text:list>
      <text:p text:style-name="P47"><text:span text:style-name="T9">Base de données</text:span></text:p>
      <text:list text:style-name="L47">
        <text:list-item>
          <text:p text:style-name="P33">MYSQL</text:p>
        </text:list-item>
      </text:list>
      <text:list text:style-name="L48">
        <text:list-item>
          <text:p text:style-name="P40">Sequelize ORM</text:p>
        </text:list-item>
      </text:list>
      <text:p text:style-name="P47"><text:span text:style-name="T9">APIs </text:span><text:span text:style-name="T11">externes</text:span></text:p>
      <text:list text:style-name="L50">
        <text:list-item>
          <text:p text:style-name="P41">Last.fm API</text:p>
        </text:list-item>
      </text:list>
      <text:list text:style-name="L51">
        <text:list-item>
          <text:p text:style-name="P42">OpenWeatherMap API</text:p>
        </text:list-item>
      </text:list>
      <text:list text:style-name="L52">
        <text:list-item>
          <text:p text:style-name="P43">MusicBrainz API</text:p>
        </text:list-item>
      </text:list>
      <text:p text:style-name="P47"><text:span text:style-name="T9">DevOps</text:span></text:p>
      <text:list text:style-name="L54">
        <text:list-item>
          <text:p text:style-name="P44">Docker : containerisation</text:p>
        </text:list-item>
      </text:list>
      <text:list text:style-name="L55">
        <text:list-item>
          <text:p text:style-name="P45">GitHub Actions : CI/CD</text:p>
        </text:list-item>
      </text:list>
      <text:list text:style-name="L56">
        <text:list-item>
          <text:p text:style-name="P46">Jest/ : tests</text:p>
        </text:list-item>
      </text:list>
      <text:list xml:id="list90556333754905" text:continue-list="list90556226869594" text:style-name="L6">
        <text:list-item>
          <text:p text:style-name="P51"><text:soft-page-break/><text:span text:style-name="T7">Gestion de projet et calendrier </text:span><text:span text:style-name="T2"><text:s/>:</text:span></text:p>
        </text:list-item>
      </text:list>
      <text:list text:style-name="L57">
        <text:list-item>
          <text:p text:style-name="P58">Durée prévisionnelle : Juillet 2025 – Mai 2026</text:p>
        </text:list-item>
      </text:list>
      <text:list text:style-name="L58">
        <text:list-item>
          <text:p text:style-name="P59">Méthode : Kanban (GitHub Projects)</text:p>
        </text:list-item>
      </text:list>
      <text:list xml:id="list1863825657" text:style-name="L59">
        <text:list-item>
          <text:p text:style-name="P60">Livrables : Application web, documentation technique, guide utilisateur, supports de soutenance</text:p>
        </text:list-item>
        <text:list-item>
          <text:p text:style-name="P61">Calendrier</text:p>
        </text:list-item>
      </text:list>
      <text:list text:style-name="L60">
        <text:list-item>
          <text:list>
            <text:list-item>
              <text:p text:style-name="P62">Phase 1 : Fondations (setup <text:span text:style-name="T28">&amp; fondations</text:span>) – Juillet-Septembre 2025</text:p>
            </text:list-item>
          </text:list>
        </text:list-item>
      </text:list>
      <text:list text:style-name="L61">
        <text:list-item>
          <text:list>
            <text:list-item>
              <text:p text:style-name="P63">Phase 2 : <text:span text:style-name="T28">MVP</text:span> – Octobre-Décembre 2025</text:p>
            </text:list-item>
          </text:list>
        </text:list-item>
      </text:list>
      <text:list text:style-name="L62">
        <text:list-item>
          <text:list>
            <text:list-item>
              <text:p text:style-name="P64">Phase 3 : Features avancées (social, IA) – Janvier-Mars 2026</text:p>
            </text:list-item>
          </text:list>
        </text:list-item>
      </text:list>
      <text:list text:style-name="L63">
        <text:list-item>
          <text:list>
            <text:list-item>
              <text:p text:style-name="P65">Phase 4 : Finalisation, déploiement, tests, documentation – Avril-Mai 2026</text:p>
            </text:list-item>
          </text:list>
        </text:list-item>
      </text:list>
      <text:list xml:id="list90557286206023" text:continue-list="list90556333754905" text:style-name="L6">
        <text:list-item>
          <text:p text:style-name="P53"><text:span text:style-name="T8">Critères de réussite </text:span><text:span text:style-name="T2"><text:s/>:</text:span></text:p>
        </text:list-item>
      </text:list>
      <text:list xml:id="list4010601477" text:style-name="L64">
        <text:list-item>
          <text:p text:style-name="P21">L’utilisateur peut écouter une playlist adaptée à son humeur et à la météo</text:p>
        </text:list-item>
        <text:list-item>
          <text:p text:style-name="P21">Sélection de l’humeur intuitive : moins de 3 clics pour choisir son état.</text:p>
        </text:list-item>
      </text:list>
      <text:list text:style-name="L66">
        <text:list-item>
          <text:p text:style-name="P22">Les playlists/favoris sont persistants</text:p>
        </text:list-item>
      </text:list>
      <text:list xml:id="list1300123730" text:style-name="L67">
        <text:list-item>
          <text:p text:style-name="P23">Fonctionnalités sociales opérationnelles : création de playlists collaboratives, partage avec amis, chat en temps réel.</text:p>
        </text:list-item>
        <text:list-item>
          <text:p text:style-name="P23">Intégration temps réel de la météo : changement de playlist automatique ou suggestion selon météo courante.</text:p>
        </text:list-item>
        <text:list-item>
          <text:p text:style-name="P23">Gestion des favoris : l’utilisateur peut sauvegarder, renommer, supprimer ses playlists.</text:p>
        </text:list-item>
        <text:list-item>
          <text:p text:style-name="P23">Personnalisation des recommandations : les utilisateurs peuvent affiner leurs playlists par likes/skip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Aptos1" svg:font-family="Aptos" style:font-family-generic="system" style:font-pitch="variable"/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swiss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swiss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swiss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swiss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swiss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25-08-01T08:22:18.915817605</meta:creation-date>
    <meta:editing-duration>PT43M32S</meta:editing-duration>
    <meta:generator>LibreOffice/7.4.7.2$Linux_X86_64 LibreOffice_project/40$Build-2</meta:generator>
    <dc:title>MSWord24-Model</dc:title>
    <dc:date>2025-08-01T09:05:55.193464809</dc:date>
    <meta:document-statistic meta:table-count="3" meta:image-count="0" meta:object-count="0" meta:page-count="8" meta:paragraph-count="166" meta:word-count="1425" meta:character-count="8819" meta:non-whitespace-character-count="7561"/>
    <meta:user-defined meta:name="AppVersion">16.0000</meta:user-defined>
    <meta:template xlink:type="simple" xlink:actuate="onRequest" xlink:title="MSWord24-Model" xlink:href="../../../../.config/libreoffice/4/user/template/MSWord24-Model.ott" meta:date="2025-08-01T08:22:18.508824865"/>
  </office:meta>
</office:document-meta>
</file>